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0538"/>
    </style:style>
    <style:style style:name="P2" style:family="paragraph" style:parent-style-name="Standard">
      <style:text-properties officeooo:paragraph-rsid="000da2e9"/>
    </style:style>
    <style:style style:name="P3" style:family="paragraph" style:parent-style-name="Standard">
      <style:text-properties officeooo:rsid="000eb358" officeooo:paragraph-rsid="000eb358"/>
    </style:style>
    <style:style style:name="P4" style:family="paragraph" style:parent-style-name="Standard">
      <style:text-properties fo:font-weight="bold" officeooo:paragraph-rsid="000c0538" style:font-weight-asian="bold" style:font-weight-complex="bold"/>
    </style:style>
    <style:style style:name="P5" style:family="paragraph" style:parent-style-name="Standard">
      <style:text-properties fo:font-weight="bold" officeooo:rsid="001c4ecf" officeooo:paragraph-rsid="001c4ecf" style:font-weight-asian="bold" style:font-weight-complex="bold"/>
    </style:style>
    <style:style style:name="P6" style:family="paragraph" style:parent-style-name="Standard">
      <style:text-properties fo:font-weight="bold" officeooo:paragraph-rsid="000da2e9" style:font-weight-asian="bold" style:font-weight-complex="bold"/>
    </style:style>
    <style:style style:name="P7" style:family="paragraph" style:parent-style-name="Standard">
      <style:text-properties fo:font-weight="bold" officeooo:rsid="00278b27" officeooo:paragraph-rsid="00278b27" style:font-weight-asian="bold" style:font-weight-complex="bold"/>
    </style:style>
    <style:style style:name="P8" style:family="paragraph" style:parent-style-name="Standard">
      <style:text-properties fo:font-weight="bold" officeooo:rsid="00439413" officeooo:paragraph-rsid="00439413" style:font-weight-asian="bold" style:font-weight-complex="bold"/>
    </style:style>
    <style:style style:name="P9" style:family="paragraph" style:parent-style-name="Standard">
      <style:text-properties officeooo:rsid="001fe043" officeooo:paragraph-rsid="001fe043"/>
    </style:style>
    <style:style style:name="P10" style:family="paragraph" style:parent-style-name="Standard">
      <style:text-properties fo:color="#72bf44" fo:font-weight="bold" officeooo:rsid="00227dfe" officeooo:paragraph-rsid="00227dfe" style:font-weight-asian="bold" style:font-weight-complex="bold"/>
    </style:style>
    <style:style style:name="P11" style:family="paragraph" style:parent-style-name="Standard">
      <style:text-properties fo:color="#72bf44" fo:font-weight="bold" officeooo:rsid="001c4ecf" officeooo:paragraph-rsid="001c4ecf" style:font-weight-asian="bold" style:font-weight-complex="bold"/>
    </style:style>
    <style:style style:name="P12" style:family="paragraph" style:parent-style-name="Standard">
      <style:text-properties fo:color="#72bf44" fo:font-weight="bold" officeooo:rsid="00383356" officeooo:paragraph-rsid="00383356" style:font-weight-asian="bold" style:font-weight-complex="bold"/>
    </style:style>
    <style:style style:name="P13" style:family="paragraph" style:parent-style-name="Standard">
      <style:text-properties fo:color="#72bf44" fo:font-weight="bold" officeooo:rsid="003bb502" officeooo:paragraph-rsid="003bb502" style:font-weight-asian="bold" style:font-weight-complex="bold"/>
    </style:style>
    <style:style style:name="P14" style:family="paragraph" style:parent-style-name="Standard">
      <style:text-properties fo:color="#72bf44" fo:font-weight="bold" officeooo:rsid="00467bbf" officeooo:paragraph-rsid="00467bbf" style:font-weight-asian="bold" style:font-weight-complex="bold"/>
    </style:style>
    <style:style style:name="P15" style:family="paragraph" style:parent-style-name="Standard">
      <style:text-properties fo:color="#72bf44" fo:font-weight="bold" officeooo:rsid="00468683" officeooo:paragraph-rsid="00468683" style:font-weight-asian="bold" style:font-weight-complex="bold"/>
    </style:style>
    <style:style style:name="P16" style:family="paragraph" style:parent-style-name="Standard">
      <style:text-properties fo:color="#72bf44" fo:font-weight="bold" officeooo:rsid="0047cfca" officeooo:paragraph-rsid="0047cfca" style:font-weight-asian="bold" style:font-weight-complex="bold"/>
    </style:style>
    <style:style style:name="P17" style:family="paragraph" style:parent-style-name="Standard">
      <style:text-properties fo:color="#72bf44" fo:font-weight="bold" officeooo:rsid="00439413" officeooo:paragraph-rsid="00439413" style:font-weight-asian="bold" style:font-weight-complex="bold"/>
    </style:style>
    <style:style style:name="P18" style:family="paragraph" style:parent-style-name="Standard">
      <style:text-properties fo:color="#72bf44" fo:font-weight="bold" officeooo:rsid="0049852e" officeooo:paragraph-rsid="0049852e" style:font-weight-asian="bold" style:font-weight-complex="bold"/>
    </style:style>
    <style:style style:name="P19" style:family="paragraph" style:parent-style-name="Standard">
      <style:text-properties fo:color="#72bf44" officeooo:paragraph-rsid="001bcc8f"/>
    </style:style>
    <style:style style:name="P20" style:family="paragraph" style:parent-style-name="Standard">
      <style:text-properties fo:color="#72bf44" officeooo:rsid="0025f9d9" officeooo:paragraph-rsid="0025f9d9"/>
    </style:style>
    <style:style style:name="P21" style:family="paragraph" style:parent-style-name="Standard">
      <style:text-properties fo:color="#72bf44" style:text-underline-style="solid" style:text-underline-width="auto" style:text-underline-color="font-color" fo:font-weight="bold" officeooo:rsid="002caa53" officeooo:paragraph-rsid="002caa53" style:font-weight-asian="bold" style:font-weight-complex="bold"/>
    </style:style>
    <style:style style:name="P22" style:family="paragraph" style:parent-style-name="Standard">
      <style:text-properties fo:color="#72bf44" style:text-underline-style="solid" style:text-underline-width="auto" style:text-underline-color="font-color" fo:font-weight="bold" officeooo:rsid="002d75c0" officeooo:paragraph-rsid="002d75c0" style:font-weight-asian="bold" style:font-weight-complex="bold"/>
    </style:style>
    <style:style style:name="P23" style:family="paragraph" style:parent-style-name="Standard">
      <style:text-properties fo:color="#72bf44" officeooo:rsid="0046afd3" officeooo:paragraph-rsid="0046afd3"/>
    </style:style>
    <style:style style:name="P24" style:family="paragraph" style:parent-style-name="Standard">
      <style:text-properties officeooo:rsid="00254830" officeooo:paragraph-rsid="00254830"/>
    </style:style>
    <style:style style:name="P25" style:family="paragraph" style:parent-style-name="Standard">
      <style:text-properties officeooo:rsid="00278b27" officeooo:paragraph-rsid="00278b27"/>
    </style:style>
    <style:style style:name="P26" style:family="paragraph" style:parent-style-name="Standard">
      <style:text-properties officeooo:rsid="00290b2d" officeooo:paragraph-rsid="00290b2d"/>
    </style:style>
    <style:style style:name="P27" style:family="paragraph" style:parent-style-name="Standard">
      <style:text-properties officeooo:rsid="002a42c6" officeooo:paragraph-rsid="002a42c6"/>
    </style:style>
    <style:style style:name="P28" style:family="paragraph" style:parent-style-name="Standard">
      <style:text-properties officeooo:rsid="002caa53" officeooo:paragraph-rsid="002caa53"/>
    </style:style>
    <style:style style:name="P29" style:family="paragraph" style:parent-style-name="Standard">
      <style:text-properties style:text-underline-style="none" fo:font-weight="normal" officeooo:rsid="002d75c0" officeooo:paragraph-rsid="002f413f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e309b" officeooo:paragraph-rsid="002fdf27" style:font-weight-asian="normal" style:font-weight-complex="normal"/>
    </style:style>
    <style:style style:name="P31" style:family="paragraph" style:parent-style-name="Standard">
      <style:text-properties officeooo:rsid="0033b6b7" officeooo:paragraph-rsid="0033b6b7"/>
    </style:style>
    <style:style style:name="P32" style:family="paragraph" style:parent-style-name="Standard">
      <style:text-properties officeooo:rsid="0033b6b7" officeooo:paragraph-rsid="003d7e32"/>
    </style:style>
    <style:style style:name="P33" style:family="paragraph" style:parent-style-name="Standard">
      <style:text-properties officeooo:paragraph-rsid="003d7e32"/>
    </style:style>
    <style:style style:name="P34" style:family="paragraph" style:parent-style-name="Standard">
      <style:text-properties officeooo:paragraph-rsid="002d75c0"/>
    </style:style>
    <style:style style:name="P3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4c6321" officeooo:paragraph-rsid="004c6321" style:font-size-asian="15pt" style:font-weight-asian="bold" style:font-size-complex="15pt" style:font-weight-complex="bold"/>
    </style:style>
    <style:style style:name="P36" style:family="paragraph" style:parent-style-name="Table_20_Contents">
      <style:text-properties officeooo:rsid="000eb358" officeooo:paragraph-rsid="000eb358"/>
    </style:style>
    <style:style style:name="P37" style:family="paragraph" style:parent-style-name="Table_20_Contents">
      <style:text-properties officeooo:rsid="00102378" officeooo:paragraph-rsid="00102378"/>
    </style:style>
    <style:style style:name="P38" style:family="paragraph" style:parent-style-name="Table_20_Contents">
      <style:text-properties officeooo:rsid="0010f6ff" officeooo:paragraph-rsid="0010f6ff"/>
    </style:style>
    <style:style style:name="P39" style:family="paragraph" style:parent-style-name="Table_20_Contents">
      <style:text-properties officeooo:rsid="0013abce" officeooo:paragraph-rsid="0013abce"/>
    </style:style>
    <style:style style:name="P40" style:family="paragraph" style:parent-style-name="Table_20_Contents">
      <style:text-properties officeooo:rsid="0016dea8" officeooo:paragraph-rsid="0016dea8"/>
    </style:style>
    <style:style style:name="P41" style:family="paragraph" style:parent-style-name="Table_20_Contents">
      <style:text-properties officeooo:rsid="001987c6" officeooo:paragraph-rsid="001987c6"/>
    </style:style>
    <style:style style:name="P42" style:family="paragraph" style:parent-style-name="Table_20_Contents">
      <style:text-properties officeooo:rsid="001aeb7b" officeooo:paragraph-rsid="001aeb7b"/>
    </style:style>
    <style:style style:name="P43" style:family="paragraph" style:parent-style-name="Table_20_Contents">
      <style:paragraph-properties fo:text-align="center" style:justify-single-word="false"/>
      <style:text-properties fo:color="#72bf44" style:text-underline-style="solid" style:text-underline-width="auto" style:text-underline-color="font-color" fo:font-weight="bold" officeooo:rsid="000eb358" officeooo:paragraph-rsid="000eb358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72bf44" style:text-underline-style="solid" style:text-underline-width="auto" style:text-underline-color="font-color" fo:font-weight="bold" officeooo:rsid="0012287c" officeooo:paragraph-rsid="0012287c" style:font-weight-asian="bold" style:font-weight-complex="bold"/>
    </style:style>
    <style:style style:name="P45" style:family="paragraph" style:parent-style-name="Standard">
      <style:text-properties officeooo:paragraph-rsid="000c0538"/>
    </style:style>
    <style:style style:name="P46" style:family="paragraph" style:parent-style-name="Standard">
      <style:text-properties officeooo:rsid="0033b6b7" officeooo:paragraph-rsid="0033b6b7"/>
    </style:style>
    <style:style style:name="T1" style:family="text">
      <style:text-properties officeooo:rsid="0010f6ff"/>
    </style:style>
    <style:style style:name="T2" style:family="text">
      <style:text-properties officeooo:rsid="0012287c"/>
    </style:style>
    <style:style style:name="T3" style:family="text">
      <style:text-properties officeooo:rsid="001aeb7b"/>
    </style:style>
    <style:style style:name="T4" style:family="text">
      <style:text-properties officeooo:rsid="001bcc8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bcc8f" style:font-weight-asian="bold" style:font-weight-complex="bold"/>
    </style:style>
    <style:style style:name="T7" style:family="text">
      <style:text-properties fo:font-weight="bold" officeooo:rsid="00355b55" style:font-weight-asian="bold" style:font-weight-complex="bold"/>
    </style:style>
    <style:style style:name="T8" style:family="text">
      <style:text-properties officeooo:rsid="00227dfe"/>
    </style:style>
    <style:style style:name="T9" style:family="text">
      <style:text-properties officeooo:rsid="0025fe72"/>
    </style:style>
    <style:style style:name="T10" style:family="text">
      <style:text-properties officeooo:rsid="002d75c0"/>
    </style:style>
    <style:style style:name="T11" style:family="text">
      <style:text-properties officeooo:rsid="002e309b"/>
    </style:style>
    <style:style style:name="T12" style:family="text">
      <style:text-properties officeooo:rsid="00355b55"/>
    </style:style>
    <style:style style:name="T13" style:family="text">
      <style:text-properties fo:color="#72bf44" fo:font-weight="bold" style:font-weight-asian="bold" style:font-weight-complex="bold"/>
    </style:style>
    <style:style style:name="T14" style:family="text">
      <style:text-properties fo:color="#72bf44" fo:font-weight="bold" officeooo:rsid="003d7e32" style:font-weight-asian="bold" style:font-weight-complex="bold"/>
    </style:style>
    <style:style style:name="T15" style:family="text">
      <style:text-properties fo:color="#72bf44" fo:font-weight="bold" officeooo:rsid="003ece3e" style:font-weight-asian="bold" style:font-weight-complex="bold"/>
    </style:style>
    <style:style style:name="T16" style:family="text">
      <style:text-properties officeooo:rsid="0036952c"/>
    </style:style>
    <style:style style:name="T17" style:family="text">
      <style:text-properties officeooo:rsid="00388115"/>
    </style:style>
    <style:style style:name="T18" style:family="text">
      <style:text-properties officeooo:rsid="003ae4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Testing Concept - Part 1</text:p>
      <text:p text:style-name="Standard"/>
      <text:p text:style-name="P4">1. Difference between retesting and regression testing?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Retesting</text:p>
          </table:table-cell>
          <table:table-cell table:style-name="Table1.B1" office:value-type="string">
            <text:p text:style-name="P43">Regression Testing</text:p>
          </table:table-cell>
        </table:table-row>
        <table:table-row>
          <table:table-cell table:style-name="Table1.A2" office:value-type="string">
            <text:p text:style-name="P36">1. It is a type of testing when the ensures that the defects are fixed by the developer is retested in the final execution.</text:p>
            <text:p text:style-name="P41">Also known as Confirmation Testing.</text:p>
          </table:table-cell>
          <table:table-cell table:style-name="Table1.B2" office:value-type="string">
            <text:p text:style-name="P36">1. it is a type of testing which ensures that the exisitng functionalities are not breaking when changes are made in the existing module functionalities.</text:p>
          </table:table-cell>
        </table:table-row>
        <table:table-row>
          <table:table-cell table:style-name="Table1.A2" office:value-type="string">
            <text:p text:style-name="P37">2. The purpose of Regression Testing is to recheck the module after the defects are fixed.</text:p>
          </table:table-cell>
          <table:table-cell table:style-name="Table1.B2" office:value-type="string">
            <text:p text:style-name="P37">2. The purpose of doing Regression Testing is to ensure that the new enhancements should not have any side effects on the existing functionalities.</text:p>
          </table:table-cell>
        </table:table-row>
        <table:table-row>
          <table:table-cell table:style-name="Table1.A2" office:value-type="string">
            <text:p text:style-name="P37">3. It is done for the test cases which were failed.</text:p>
          </table:table-cell>
          <table:table-cell table:style-name="Table1.B2" office:value-type="string">
            <text:p text:style-name="P37">3. It is done for the passed test cases.</text:p>
          </table:table-cell>
        </table:table-row>
        <table:table-row>
          <table:table-cell table:style-name="Table1.A2" office:value-type="string">
            <text:p text:style-name="P37">4. It makes sure <text:span text:style-name="T1">that the faults are fixed.</text:span></text:p>
          </table:table-cell>
          <table:table-cell table:style-name="Table1.B2" office:value-type="string">
            <text:p text:style-name="P38">4. It checks for the unexpected side-effects .</text:p>
          </table:table-cell>
        </table:table-row>
        <table:table-row>
          <table:table-cell table:style-name="Table1.A2" office:value-type="string">
            <text:p text:style-name="P38">5. It is not possible with automation.</text:p>
          </table:table-cell>
          <table:table-cell table:style-name="Table1.B2" office:value-type="string">
            <text:p text:style-name="P38">5. It is possible with the use of automation.</text:p>
          </table:table-cell>
        </table:table-row>
      </table:table>
      <text:p text:style-name="P3"/>
      <text:p text:style-name="P1"/>
      <text:p text:style-name="P4">2. Which of the one are part of functional testing -<text:line-break/>a. UAT, Integration, Regression<text:line-break/>b. Maintenance, Volume, Performance<text:line-break/>c. Sanity, Localization, unit</text:p>
      <text:p text:style-name="P11">Ans.</text:p>
      <text:p text:style-name="P11">c. Sanity, Localization, Unit</text:p>
      <text:p text:style-name="P5"/>
      <text:p text:style-name="P4">3. System testing is done before integration testing – True/False</text:p>
      <text:p text:style-name="P10">Ans. False</text:p>
      <text:p text:style-name="P1"/>
      <text:p text:style-name="P4">4. Confirmation testing is same as regression testing – True/False</text:p>
      <text:p text:style-name="P19"><text:span text:style-name="T6">Ans.</text:span><text:span text:style-name="T4"> </text:span><text:span text:style-name="T6">False</text:span></text:p>
      <text:p text:style-name="P1"/>
      <text:p text:style-name="P4">5. Difference between static and dynamic testing.</text:p>
      <text:p text:style-name="P32"><text:span text:style-name="T14">Static Testing</text:span><text:span text:style-name="T13">:</text:span> <text:span text:style-name="T12">Also known as Verification</text:span> <text:span text:style-name="T12">Testing</text:span></text:p>
      <text:p text:style-name="P32">- Are we <text:span text:style-name="T16">building the right product?</text:span></text:p>
      <text:p text:style-name="P32">- <text:span text:style-name="T17">It is the process of evaluating the software whether the products of a given development phase is <text:s text:c="7"/>satisfying the required conditions.</text:span></text:p>
      <text:p text:style-name="P32"/>
      <text:p text:style-name="P32"><text:span text:style-name="T15">Dynamic Testing</text:span><text:span text:style-name="T13">:</text:span> <text:span text:style-name="T12">Also known as Validation</text:span> <text:span text:style-name="T12">Tesitng</text:span></text:p>
      <text:p text:style-name="P32">-<text:span text:style-name="T16">Are we building the product right?</text:span></text:p>
      <text:p text:style-name="P32">-<text:span text:style-name="T18">It is the process of evaluating the software during or at the end of the development process to check if it satisfy the specified requirements.</text:span></text:p>
      <text:p text:style-name="P3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6. Difference between SDLC <text:span text:style-name="T2">and</text:span> STLC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SDLC</text:p>
          </table:table-cell>
          <table:table-cell table:style-name="Table2.B1" office:value-type="string">
            <text:p text:style-name="P44">STLC</text:p>
          </table:table-cell>
        </table:table-row>
        <table:table-row>
          <table:table-cell table:style-name="Table2.A2" office:value-type="string">
            <text:p text:style-name="P39">1. Software Development Life Cycle</text:p>
          </table:table-cell>
          <table:table-cell table:style-name="Table2.B2" office:value-type="string">
            <text:p text:style-name="P39">1. Software Testing Life Cycle</text:p>
          </table:table-cell>
        </table:table-row>
        <table:table-row>
          <table:table-cell table:style-name="Table2.A2" office:value-type="string">
            <text:p text:style-name="P39">2. The phases involved are:</text:p>
            <text:p text:style-name="P39">a. Requirement Analysis</text:p>
            <text:p text:style-name="P39">b. Design</text:p>
            <text:p text:style-name="P39">c. Development</text:p>
            <text:p text:style-name="P39">d. Testing</text:p>
            <text:p text:style-name="P39">e. Maintenance</text:p>
          </table:table-cell>
          <table:table-cell table:style-name="Table2.B2" office:value-type="string">
            <text:p text:style-name="P39">2. The phases involved are:</text:p>
            <text:p text:style-name="P39">a. Requirement Analysis</text:p>
            <text:p text:style-name="P40">b. Test Planning</text:p>
            <text:p text:style-name="P40">c. Test Development</text:p>
            <text:p text:style-name="P40">d. Environment Setup</text:p>
            <text:p text:style-name="P40">e. Test Execution</text:p>
            <text:p text:style-name="P40">f. Test Closure</text:p>
          </table:table-cell>
        </table:table-row>
        <table:table-row>
          <table:table-cell table:style-name="Table2.A2" office:value-type="string">
            <text:p text:style-name="P41">3. SDLC is considered as the parent or predecessor.</text:p>
          </table:table-cell>
          <table:table-cell table:style-name="Table2.B2" office:value-type="string">
            <text:p text:style-name="P41">3. STLC is the successor. </text:p>
          </table:table-cell>
        </table:table-row>
        <table:table-row>
          <table:table-cell table:style-name="Table2.A2" office:value-type="string">
            <text:p text:style-name="P41">4. <text:span text:style-name="T3">In SDLC, a technical architect is there to ensure the quality of the software</text:span></text:p>
          </table:table-cell>
          <table:table-cell table:style-name="Table2.B2" office:value-type="string">
            <text:p text:style-name="P42">4. In STLC, a test architect is there to govern the activities.</text:p>
          </table:table-cell>
        </table:table-row>
        <table:table-row>
          <table:table-cell table:style-name="Table2.A2" office:value-type="string">
            <text:p text:style-name="P42">5. SDLC is intended to overcome faults while successful software development.</text:p>
          </table:table-cell>
          <table:table-cell table:style-name="Table2.B2" office:value-type="string">
            <text:p text:style-name="P42">5. STLC is intended to find faults and bugs in the testing phase only.</text:p>
          </table:table-cell>
        </table:table-row>
      </table:table>
      <text:p text:style-name="P1"/>
      <text:p text:style-name="P1"/>
      <text:p text:style-name="P4">7. List 3 advantage/disadvantage of Waterfall model</text:p>
      <text:p text:style-name="P21">Advantages:</text:p>
      <text:p text:style-name="P28">-Useful for small projects</text:p>
      <text:p text:style-name="P28">-Tasks are executed in a sequential manner.</text:p>
      <text:p text:style-name="P28">-<text:span text:style-name="T10">Easy to manage and easy to understand.</text:span></text:p>
      <text:p text:style-name="P28"/>
      <text:p text:style-name="P22">Disadvantages:</text:p>
      <text:p text:style-name="P29">-<text:span text:style-name="T11">Not suitable for big projects because of the complexities involved.</text:span></text:p>
      <text:p text:style-name="P30">-Testing is performed towards the end of the project life cycle, due to which the defects are detected close to the live implentation date.</text:p>
      <text:p text:style-name="P30">-No backtracking is allowed. </text:p>
      <text:p text:style-name="P34"/>
      <text:p text:style-name="P4">8. What do you understand by the term Functional testing?</text:p>
      <text:p text:style-name="P9"><text:span text:style-name="T5">Functional Testing</text:span> is a type of <text:span text:style-name="T8">testing performed to validate the functionalities of the system.</text:span></text:p>
      <text:p text:style-name="P24">It is performed to test each function of the application by providing appropriate <text:span text:style-name="T9">input and verifying the outputs against the requirements.</text:span></text:p>
      <text:p text:style-name="P25">It involves black box testing and is not concerned about the source code of the application.</text:p>
      <text:p text:style-name="P7">It includes:</text:p>
      <text:p text:style-name="P25">Unit Testing, Integration Testing, Smoke Testing, Sanity Testing, User Acceptamce Testing, Localization, Globalization, Interoperability.</text:p>
      <text:p text:style-name="P1"/>
      <text:p text:style-name="P6">9. Is it true that we can do system testing at any stage?</text:p>
      <text:p text:style-name="P20">Ans. False, System Testing is performed at the end</text:p>
      <text:p text:style-name="P2"/>
      <text:p text:style-name="P6">10. List down difference between validation and verification processes</text:p>
      <text:p text:style-name="P31"><text:span text:style-name="T13">Verification:</text:span> <text:span text:style-name="T12">Also known as </text:span><text:span text:style-name="T7">S</text:span><text:span text:style-name="T5">tatic </text:span><text:span text:style-name="T7">Testing</text:span></text:p>
      <text:p text:style-name="P31">- Are we <text:span text:style-name="T16">building the right product?</text:span></text:p>
      <text:p text:style-name="P31">- <text:span text:style-name="T17">It is the process of evaluating the software whether the products of a given development phase is satisfying the required conditions.</text:span></text:p>
      <text:p text:style-name="P31"/>
      <text:p text:style-name="P31"/>
      <text:p text:style-name="P31"/>
      <text:p text:style-name="P31"><text:soft-page-break/><text:span text:style-name="T13">Validation:</text:span> <text:span text:style-name="T12">Also known as </text:span><text:span text:style-name="T5">Dynamic </text:span><text:span text:style-name="T7">Tesitng</text:span></text:p>
      <text:p text:style-name="P31">-<text:span text:style-name="T16">Are we building the product right?</text:span></text:p>
      <text:p text:style-name="P31">-<text:span text:style-name="T18">It is the process of evaluating the software during or at the end of the development process to check if it satisfy the specified requirements.</text:span></text:p>
      <text:p text:style-name="P2"/>
      <text:p text:style-name="P6">11. What are stubs and drivers</text:p>
      <text:p text:style-name="P26">Stubs and Drivers are part of the integration Testing Top-Down and Bottom-Up Approaches.</text:p>
      <text:p text:style-name="P26">A<text:span text:style-name="T5"> driver</text:span> is a dummy code that calls the component to be tested. Drivers are used in Bottom-Up Approach.</text:p>
      <text:p text:style-name="P27">A <text:span text:style-name="T5">stub </text:span>is a dummy code that is called from the software component to be tested. It is the partial implimentation which returns fake values. Stubs are used in the Top-Down Approach.</text:p>
      <text:p text:style-name="P2"/>
      <text:p text:style-name="P6">12. Final product or the software cannot be released without passing through the<text:line-break/>STLC process – True/False</text:p>
      <text:p text:style-name="P13">Ans. True</text:p>
      <text:p text:style-name="P2"/>
      <text:p text:style-name="P6">13. Choose the correct one<text:line-break/>a. Testing should start after development<text:line-break/>b. Testing should start as early as possible in software cycle<text:line-break/>c. Exhaustive testing is proof of delivering correct product<text:line-break/>d. Testing is context independent</text:p>
      <text:p text:style-name="P8">Ans. </text:p>
      <text:p text:style-name="P17">b. Testing should start as early as possible in software cycle</text:p>
      <text:p text:style-name="P2"/>
      <text:p text:style-name="P6">14. Maintenance testing deals with retesting to show that the rest of the system has<text:line-break/>not been affected by the maintenance work – True/False</text:p>
      <text:p text:style-name="P14">Ans. False</text:p>
      <text:p text:style-name="P2"/>
      <text:p text:style-name="P6">15. Maintenance testing deals with regression testing to show that the rest of the<text:line-break/>system has not been affected by the maintenance work – True/False</text:p>
      <text:p text:style-name="P14">Ans. True</text:p>
      <text:p text:style-name="P6"/>
      <text:p text:style-name="P6">16. Unit testing is performed by developers – True/False</text:p>
      <text:p text:style-name="P12">Ans. True</text:p>
      <text:p text:style-name="P2"/>
      <text:p text:style-name="P6">17. In V model testing activities are carried out in parallel with development activities<text:line-break/>- True/False</text:p>
      <text:p text:style-name="P15">Ans. True</text:p>
      <text:p text:style-name="P2"/>
      <text:p text:style-name="P6">18. Static testing include –<text:line-break/>a. Inspection, regression, unit testing<text:line-break/>b. Retesting, system, End user<text:line-break/>c. Review, inspection, Walkthrough<text:line-break/>d. Review, inspection, acceptance</text:p>
      <text:p text:style-name="P23"><text:span text:style-name="T5">Ans.</text:span> <text:s/><text:span text:style-name="T5">c. Review, inspection, Walkthrough</text:span></text:p>
      <text:p text:style-name="P2"/>
      <text:p text:style-name="P6">19. Acceptance testing is most often focused on a validation type of testing -<text:line-break/>True/False</text:p>
      <text:p text:style-name="P16">Ans. True</text:p>
      <text:p text:style-name="P2"/>
      <text:p text:style-name="P6">20. Integration testing focuses on testing different modules all together – True/False</text:p>
      <text:p text:style-name="P18">Ans. 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9:58:39.214022404</meta:creation-date>
    <dc:date>2020-03-02T15:25:56.519283492</dc:date>
    <meta:editing-duration>PT1H43M32S</meta:editing-duration>
    <meta:editing-cycles>67</meta:editing-cycles>
    <meta:generator>LibreOffice/6.0.7.3$Linux_X86_64 LibreOffice_project/00m0$Build-3</meta:generator>
    <meta:document-statistic meta:table-count="2" meta:image-count="0" meta:object-count="0" meta:page-count="3" meta:paragraph-count="100" meta:word-count="934" meta:character-count="5719" meta:non-whitespace-character-count="4866"/>
  </office:meta>
</office:document-meta>
</file>